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background-color="transparent" style:keep-together="false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6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7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fo:font-size="16pt" fo:font-style="italic" style:font-name-asian="BAAAAA+TimesNewRomanPS-ItalicMT" style:font-size-asian="16pt" style:font-style-asian="italic" style:font-name-complex="BAAAAA+TimesNewRomanPS-ItalicMT" style:font-size-complex="12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2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6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style:font-name="Georgia" fo:font-size="11pt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2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Verdana" fo:font-size="10pt" fo:language="en" fo:country="US" style:letter-kerning="true" style:font-name-asian="DejaVu Sans1" style:font-size-asian="10pt" style:language-asian="zxx" style:country-asian="none" style:font-name-complex="DejaVu Sans1" style:font-size-complex="10pt" style:language-complex="zxx" style:country-complex="none" fo:hyphenate="false" fo:hyphenation-remain-char-count="2" fo:hyphenation-push-char-count="2"/>
    </style:style>
    <style:style style:name="P2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2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3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8pt" fo:language="en" fo:country="US" style:letter-kerning="true" style:font-name-asian="BAAAAA+TimesNewRomanPS-ItalicMT" style:font-size-asian="8pt" style:language-asian="zxx" style:country-asian="none" style:font-name-complex="BAAAAA+TimesNewRomanPS-ItalicMT" style:font-size-complex="12pt" style:language-complex="zxx" style:country-complex="none" fo:hyphenate="false" fo:hyphenation-remain-char-count="2" fo:hyphenation-push-char-count="2"/>
    </style:style>
    <style:style style:name="P3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Verdana" fo:font-size="10pt" fo:language="en" fo:country="US" fo:font-weight="bold" style:letter-kerning="true" style:font-name-asian="BAAAAA+TimesNewRomanPS-ItalicMT" style:font-size-asian="10pt" style:language-asian="zxx" style:country-asian="none" style:font-weight-asian="bold" style:font-name-complex="BAAAAA+TimesNewRomanPS-ItalicMT" style:font-size-complex="12pt" style:language-complex="zxx" style:country-complex="none" style:font-weight-complex="bold" fo:hyphenate="false" fo:hyphenation-remain-char-count="2" fo:hyphenation-push-char-count="2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9pt" fo:font-style="normal" style:font-size-asian="9pt" style:font-style-asian="normal" style:font-size-complex="9pt" style:font-style-complex="normal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color="#000000" fo:font-size="32pt" fo:font-style="italic" fo:font-weight="normal" style:font-name-asian="BAAAAA+TimesNewRomanPS-ItalicMT" style:font-size-asian="32pt" style:font-style-asian="italic" style:font-weight-asian="normal" style:font-name-complex="BAAAAA+TimesNewRomanPS-ItalicMT" style:font-size-complex="22pt" style:font-style-complex="italic" style:font-weight-complex="normal"/>
    </style:style>
    <style:style style:name="T1" style:family="text">
      <style:text-properties style:font-name="Verdana" fo:font-size="8pt" style:font-name-asian="BAAAAA+TimesNewRomanPS-ItalicMT" style:font-size-asian="8pt" style:font-name-complex="BAAAAA+TimesNewRomanPS-ItalicMT" style:font-size-complex="12pt"/>
    </style:style>
    <style:style style:name="T2" style:family="text">
      <style:text-properties style:use-window-font-color="true" style:font-name="Times New Roman" fo:font-size="11pt" fo:language="en" fo:country="US" fo:font-style="italic" style:letter-kerning="true" style:font-name-asian="DejaVu Sans1" style:font-size-asian="11pt" style:language-asian="zxx" style:country-asian="none" style:font-style-asian="italic" style:font-name-complex="DejaVu Sans1" style:font-size-complex="11pt" style:language-complex="zxx" style:country-complex="none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Alexei Znamensky</text:p>
      <text:p text:style-name="P1">Curriculum Vitæ / Resumé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ontact</text:p>
          </table:table-cell>
          <table:table-cell table:style-name="Table1.B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8">Address</text:p>
          </table:table-cell>
          <table:table-cell table:style-name="Table1.B1" office:value-type="string">
            <text:p text:style-name="P21">Av. Portugal, 676, ap. 51 – Brooklin Paulista</text:p>
            <text:p text:style-name="P20">04559-001 São Paulo-SP</text:p>
            <text:p text:style-name="P20">BRAZIL</text:p>
          </table:table-cell>
        </table:table-row>
        <table:table-row table:style-name="Table1.1">
          <table:table-cell table:style-name="Table1.A1" office:value-type="string">
            <text:p text:style-name="P8">Mobile Phone</text:p>
          </table:table-cell>
          <table:table-cell table:style-name="Table1.B1" office:value-type="string">
            <text:p text:style-name="P23">+55 11 8978 7374</text:p>
          </table:table-cell>
        </table:table-row>
        <table:table-row table:style-name="Table1.1">
          <table:table-cell table:style-name="Table1.A1" office:value-type="string">
            <text:p text:style-name="P8">E-mail/MSN/GTalk</text:p>
          </table:table-cell>
          <table:table-cell table:style-name="Table1.B1" office:value-type="string">
            <text:p text:style-name="P23"><text:a xlink:type="simple" xlink:href="mailto:russoz@gmail.com">russoz@gmail.com</text:a></text:p>
          </table:table-cell>
        </table:table-row>
        <table:table-row table:style-name="Table1.5">
          <table:table-cell table:style-name="Table1.A5" office:value-type="string">
            <text:p text:style-name="P27">LinkedIn</text:p>
          </table:table-cell>
          <table:table-cell table:style-name="Table1.B5" office:value-type="string">
            <text:p text:style-name="P29"><text:a xlink:type="simple" xlink:href="http://goo.gl/PKELl"><text:span text:style-name="T2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7">Skills</text:p>
          </table:table-cell>
          <table:table-cell table:style-name="Table1.B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8">System Administration</text:p>
          </table:table-cell>
          <table:table-cell table:style-name="Table1.B1" office:value-type="string">
            <text:p text:style-name="P23">14+ years of experience in Unix/Linux administration</text:p>
            <text:p text:style-name="P22">Extensive experience installing, configuring and managing:</text:p>
            <text:p text:style-name="P22">● WebSphere Application Server v5, v6.x and v7</text:p>
            <text:p text:style-name="P22">Some experience with:</text:p>
            <text:p text:style-name="P22">● WebSphere Portal Server v6.0 e v6.1</text:p>
            <text:p text:style-name="P22">● WebSphere MQ v6</text:p>
            <text:p text:style-name="P22">● IBM DB2 Enterprise Server v8 e v9 on Unix/Linux</text:p>
            <text:p text:style-name="P22">Local and network services</text:p>
            <text:p text:style-name="P22">Linux / Windows integration</text:p>
          </table:table-cell>
        </table:table-row>
        <table:table-row table:style-name="Table1.1">
          <table:table-cell table:style-name="Table1.A1" office:value-type="string">
            <text:p text:style-name="P8">Management</text:p>
          </table:table-cell>
          <table:table-cell table:style-name="Table1.B1" office:value-type="string">
            <text:p text:style-name="P23">2 years of experience as a manager</text:p>
            <text:p text:style-name="P22">Proven capacity for leadership and team working</text:p>
          </table:table-cell>
        </table:table-row>
        <table:table-row table:style-name="Table1.1">
          <table:table-cell table:style-name="Table1.A1" office:value-type="string">
            <text:p text:style-name="P9">Development</text:p>
          </table:table-cell>
          <table:table-cell table:style-name="Table1.B1" office:value-type="string">
            <text:p text:style-name="P5">Solid background in Object Oriented Programming</text:p>
            <text:p text:style-name="P4">10+ years of experience with Java platform</text:p>
            <text:p text:style-name="P4">9 years of experience with Java Enterprise platform</text:p>
            <text:p text:style-name="P4">Good understanding of the best-practices in development, including Design-Patterns, Component programming</text:p>
            <text:p text:style-name="P4">Fair experience with SCM tooling: CVS, Rational ClearCase &amp; Rational ClearQuest</text:p>
            <text:p text:style-name="P4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8">Training</text:p>
          </table:table-cell>
          <table:table-cell table:style-name="Table1.B1" office:value-type="string">
            <text:p text:style-name="P23">8+ years of experience in training</text:p>
            <text:p text:style-name="P22">Main courses taught: </text:p>
            <text:p text:style-name="P22">● WebSphere Application Server, v4/v5/v6</text:p>
            <text:p text:style-name="P22">● WSAD v5, Java courses</text:p>
            <text:p text:style-name="P22">● Linux courses</text:p>
            <text:p text:style-name="P22">Development of course material</text:p>
          </table:table-cell>
        </table:table-row>
        <table:table-row table:style-name="Table1.1">
          <table:table-cell table:style-name="Table1.A1" office:value-type="string">
            <text:p text:style-name="P8">Languages</text:p>
          </table:table-cell>
          <table:table-cell table:style-name="Table1.B1" office:value-type="string">
            <text:p text:style-name="P5">Portuguese: Fluent (native)</text:p>
            <text:p text:style-name="P4">English: Fluent (reading, writing, speaking)</text:p>
            <text:p text:style-name="P22">Spanish: Intermediate (reading, speaking)</text:p>
            <text:p text:style-name="P22">German: Beginner (reading, speaking)</text:p>
            <text:p text:style-name="P22">French: Beginner (reading)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7">Experience</text:p>
          </table:table-cell>
          <table:table-cell table:style-name="Table1.B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3">IBM Brazil</text:p>
            <text:p text:style-name="P30">Senior Infrastructure Specialist</text:p>
            <text:p text:style-name="P14">São Paulo, SP (Mar/2011 – to date)</text:p>
          </table:table-cell>
          <table:table-cell table:style-name="Table1.B1" office:value-type="string">
            <text:p text:style-name="P18">My job is to provide consulting services for a number of different clients, primarily on BPM solutions, in and around WebSphere Process Server and its underlying WebSphere Application Server: from installation, to configuration advice and performance analysis, to troubleshooting and problem determination.</text:p>
          </table:table-cell>
        </table:table-row>
        <table:table-row table:style-name="Table1.1">
          <table:table-cell table:style-name="Table1.A1" office:value-type="string">
            <text:p text:style-name="P13">Cognizant Tech Solutions</text:p>
            <text:p text:style-name="P15">Senior Support Analyst</text:p>
            <text:p text:style-name="P16">São Paulo, SP (Nov/2009 – Mar/2011)</text:p>
          </table:table-cell>
          <table:table-cell table:style-name="Table1.B1" office:value-type="string">
            <text:p text:style-name="P18">I was allocated full-time at Avon Cosmetics Brazil as an administrator for Development, QA and Production WebSphere App Servers V5 through V7, in a number of platforms: Solaris, AIX, Linux and Windows, plus provide support for Dev team.</text:p>
            <text:p text:style-name="P18">I also assisted the IT department in establishing ground rules and procedures for the infrastructure group.</text:p>
            <text:p text:style-name="P18">Additionaly, I assisted the UNIX administrator by starting the implementation of an automated system configuration engine for those diverse operating systems.</text:p>
          </table:table-cell>
        </table:table-row>
        <table:table-row table:style-name="Table1.1">
          <table:table-cell table:style-name="Table1.A1" office:value-type="string">
            <text:p text:style-name="P13">IBM Brazil</text:p>
            <text:p text:style-name="P30">Senior IT Specialist</text:p>
            <text:p text:style-name="P14">Hortolândia, SP (Apr/2005 – Nov/2009)</text:p>
          </table:table-cell>
          <table:table-cell table:style-name="Table1.B1" office:value-type="string">
            <text:p text:style-name="P18">I have worked in a handful different projects, always in infrastructure roles, including building and deploying J2EE applications, level 3 &amp; 4 support for environments, encompassing WebSphere Application Server v5.x &amp; v6.x, WebSphere Portal Server v6.x. All these projects were off-shore initiatives within IBM, involving international teams in Brazil, USA, India and Europe.</text:p>
            <text:p text:style-name="P17">Provided technical assistance to many other projects within the department in countless situations.</text:p>
          </table:table-cell>
        </table:table-row>
        <table:table-row table:style-name="Table1.1">
          <table:table-cell table:style-name="Table1.A1" office:value-type="string">
            <text:p text:style-name="P13">Elosoft Informática LTDA</text:p>
            <text:p text:style-name="P30">J2EE Consultant</text:p>
            <text:p text:style-name="P14">Blumenau, SC (May/2004 – Apr/2005)</text:p>
          </table:table-cell>
          <table:table-cell table:style-name="Table1.B1" office:value-type="string">
            <text:p text:style-name="P18">Development of a J2EE application using a MDA technology enabled tool.</text:p>
          </table:table-cell>
        </table:table-row>
        <table:table-row table:style-name="Table1.1">
          <table:table-cell table:style-name="Table1.A1" office:value-type="string">
            <text:p text:style-name="P13">Instituto Brasileiro de</text:p>
            <text:p text:style-name="P12">Tecnologia Avançada (IBTA)</text:p>
            <text:p text:style-name="P30">Training Program Manager</text:p>
            <text:p text:style-name="P14">São Paulo, SP (Dec/2001 – May/2004)</text:p>
          </table:table-cell>
          <table:table-cell table:style-name="Table1.B1" office:value-type="string">
            <text:p text:style-name="P18">Manager responsible for three training areas, namely Linux, Java and e-business, taking care of technical, logistics and financial aspects. Assisted achieving partnerships with big players of the market, including Sun and IBM.</text:p>
            <text:p text:style-name="P17">Leaded a team with 10 people, and also taught many different courses, including:</text:p>
            <text:p text:style-name="P17">● SUN - SL110 Java Programming for Beginners;</text:p>
            <text:p text:style-name="P17">● SUN - SL275 Java Programming Language;</text:p>
            <text:p text:style-name="P17">● IBM - WF311 Servlet &amp; JSP Development with WSAD v5.x;</text:p>
            <text:p text:style-name="P17">● IBM - WF351 EJB Development with WSAD v5;</text:p>
            <text:p text:style-name="P17">● IBM - WF381 WebSphere App Server Administration v5</text:p>
            <text:p text:style-name="P17">Developed training material on Linux and Java. The Linux material was later used as official training material of former Conectiva Linux, now Mandriva.</text:p>
          </table:table-cell>
        </table:table-row>
        <table:table-row table:style-name="Table1.1">
          <table:table-cell table:style-name="Table1.A1" office:value-type="string">
            <text:p text:style-name="P13">Spectrum Engenharia LTDA</text:p>
            <text:p text:style-name="P14">System Analyst</text:p>
            <text:p text:style-name="P14">São Paulo, SP (Abr/2001 - Nov/2001)</text:p>
          </table:table-cell>
          <table:table-cell table:style-name="Table1.B1" office:value-type="string">
            <text:p text:style-name="P18">Open-Source systems integration</text:p>
            <text:p text:style-name="P17">Development with BEA Weblogic, produced a small persistence layer.</text:p>
          </table:table-cell>
        </table:table-row>
        <table:table-row table:style-name="Table1.1">
          <table:table-cell table:style-name="Table1.A1" office:value-type="string">
            <text:p text:style-name="P13">SQA</text:p>
            <text:p text:style-name="P14">J2EE Programmer</text:p>
            <text:p text:style-name="P14">São Paulo, SP (Abr/2000 – Mar/2001)</text:p>
          </table:table-cell>
          <table:table-cell table:style-name="Table1.B1" office:value-type="string">
            <text:p text:style-name="P18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13">Luz Engenharia Financeira</text:p>
            <text:p text:style-name="P30">Programmer</text:p>
            <text:p text:style-name="P14">São Paulo, SP (Out/1999 – Mar/2000)</text:p>
          </table:table-cell>
          <table:table-cell table:style-name="Table1.B1" office:value-type="string">
            <text:p text:style-name="P18">Development of Risk Analysis software for Financial Industry.</text:p>
          </table:table-cell>
        </table:table-row>
        <text:soft-page-break/>
        <table:table-row table:style-name="Table1.1">
          <table:table-cell table:style-name="Table1.A1" office:value-type="string">
            <text:p text:style-name="P13">Laboratório de Sistemas</text:p>
            <text:p text:style-name="P12">Integráveis (LSI-EPUSP)</text:p>
            <text:p text:style-name="P30">System Administrator</text:p>
            <text:p text:style-name="P14">São Paulo, SP (Fev/1994 – Out/1999)</text:p>
          </table:table-cell>
          <table:table-cell table:style-name="Table1.B1" office:value-type="string">
            <text:p text:style-name="P18">The laboratory had a heterogeneous environment with a number of Unix flavours: Solaris, IRIX, Linux and AIX. I ended up as Systems Administrator responsible for the Computer Graphics group, working mostly with the IRIX and Linux platforms.</text:p>
            <text:p text:style-name="P17">Systems, Network &amp; Security Admin (June 1996 – October 1999)</text:p>
            <text:p text:style-name="P17">Unix Teacher – LSI courses (1997 – 1999)</text:p>
            <text:p text:style-name="P17">IRIX Teacher – partnership with Silicon Graphics Brazil (1997 – 1998)</text:p>
            <text:p text:style-name="P17">Intern – Parallel Computing development (Feb 1994 – Jun 1996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28" office:value-type="string">
            <text:p text:style-name="P7">Communities</text:p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28" office:value-type="string">
            <text:p text:style-name="P13">Sociedade de Usuários Java</text:p>
            <text:p text:style-name="P12">(SouJava)</text:p>
            <text:p text:style-name="P25"><text:a xlink:type="simple" xlink:href="http://www.soujava.org.br/"><text:span text:style-name="Internet_20_link"><text:span text:style-name="T1">http://www.soujava.org.br/</text:span></text:span></text:a></text:p>
            <text:p text:style-name="P14">São Paulo, SP (Out/1998 – Jul/2002)</text:p>
          </table:table-cell>
          <table:table-cell table:style-name="Table1.A1" office:value-type="string">
            <text:p text:style-name="P18">Organization</text:p>
            <text:p text:style-name="P18">Administration and support on events.</text:p>
            <text:p text:style-name="P17">Administration of the group server, http://www.soujava.org.br/</text:p>
          </table:table-cell>
        </table:table-row>
        <table:table-row table:style-name="Table1.1">
          <table:table-cell table:style-name="Table1.A28" office:value-type="string">
            <text:p text:style-name="P31">São Paulo Perl Mongers</text:p>
            <text:p text:style-name="P14"><text:a xlink:type="simple" xlink:href="http://sao-paulo.pm.org/">http://sao-paulo.pm.org/</text:a></text:p>
            <text:p text:style-name="P14">São Paulo, SP (May/2008 – to date)</text:p>
          </table:table-cell>
          <table:table-cell table:style-name="Table1.A1" office:value-type="string">
            <text:p text:style-name="P18">Leader of the group, starting May 2011.</text:p>
            <text:p text:style-name="P18">Active member of the mailing list</text:p>
            <text:p text:style-name="P18">Author of a number of Perl modules (http://search.cpan.org/~russoz/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7">Certifications</text:p>
          </table:table-cell>
          <table:table-cell table:style-name="Table1.B1" office:value-type="string">
            <text:p text:style-name="P23">IBM Certified System Administrator – WAS ND 6.0</text:p>
            <text:p text:style-name="P32"><text:s text:c="2"/>on November, 29th 2005</text:p>
            <text:p text:style-name="P22">Application Dev. with IBM WebSphere Studio, V5.0</text:p>
            <text:p text:style-name="P26"><text:s text:c="2"/>on March, 18th 2004</text:p>
            <text:p text:style-name="P22">Sun Certified Web Component Dev. for J2EE 1.3</text:p>
            <text:p text:style-name="P28"><text:s text:c="2"/>on March, 19th 2004</text:p>
            <text:p text:style-name="P22">Sun Certified Java Programmer for Java 1.4</text:p>
            <text:p text:style-name="P28"><text:s text:c="2"/>on July, 31st 2003</text:p>
            <text:p text:style-name="P22">Linux Professional Institute Certification Level 2</text:p>
            <text:p text:style-name="P28"><text:s text:c="2"/>on June 30th 2003 (LPI000022682, 97fgfk3m5a)</text:p>
            <text:p text:style-name="P22">Linux Professional Institute Certification Level 1</text:p>
            <text:p text:style-name="P28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7">Education</text:p>
          </table:table-cell>
          <table:table-cell table:style-name="Table1.B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10">Graduated</text:p>
            <text:p text:style-name="P10">Dec 2009</text:p>
          </table:table-cell>
          <table:table-cell table:style-name="Table1.B1" office:value-type="string">
            <text:p text:style-name="P23">Gestão de Negócios na Pequena e Média Empresa</text:p>
            <text:p text:style-name="P22">(Business Management in Small and Medium Enterprises)</text:p>
            <text:p text:style-name="P22">Universidade Anhembi-Morumbi</text:p>
            <text:p text:style-name="P22">São Paulo, SP</text:p>
          </table:table-cell>
        </table:table-row>
        <table:table-row table:style-name="Table1.1">
          <table:table-cell table:style-name="Table1.A1" office:value-type="string">
            <text:p text:style-name="P8">Not completed</text:p>
          </table:table-cell>
          <table:table-cell table:style-name="Table1.B1" office:value-type="string">
            <text:p text:style-name="P5">Ciência da Computação (BsC Computer Sciences)</text:p>
            <text:p text:style-name="P22">Instituto de Matemática e Estatística da USP</text:p>
            <text:p text:style-name="P22">São Paulo, SP</text:p>
          </table:table-cell>
        </table:table-row>
        <table:table-row table:style-name="Table1.1">
          <table:table-cell table:style-name="Table1.A1" office:value-type="string">
            <text:p text:style-name="P8">High School</text:p>
            <text:p text:style-name="P8">Dec 1992</text:p>
          </table:table-cell>
          <table:table-cell table:style-name="Table1.B1" office:value-type="string">
            <text:p text:style-name="P5">Colégio Marista de Brasília</text:p>
            <text:p text:style-name="P22">Brasília, DF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creator>Alexei Znamensky</dc:creator>
    <dc:date>2012-02-13T20:07:55</dc:date>
    <meta:editing-cycles>25</meta:editing-cycles>
    <meta:editing-duration>PT19H48M4S</meta:editing-duration>
    <meta:generator>LibreOffice/3.4$Linux LibreOffice_project/340m1$Build-402</meta:generator>
    <meta:document-statistic meta:table-count="1" meta:image-count="0" meta:object-count="0" meta:page-count="3" meta:paragraph-count="143" meta:word-count="890" meta:character-count="6087" meta:non-whitespace-character-count="5327"/>
    <meta:user-defined meta:name="Info 1"/>
    <meta:user-defined meta:name="Info 2"/>
    <meta:user-defined meta:name="Info 3"/>
    <meta:user-defined meta:name="Info 4"/>
  </office:meta>
</office:document-meta>
</file>